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e54c0" officeooo:paragraph-rsid="00041bb1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Serif" fo:font-size="12pt" fo:font-weight="bold" officeooo:rsid="001e54c0" officeooo:paragraph-rsid="00041bb1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fo:font-size="12pt" fo:font-weight="normal" officeooo:rsid="001e54c0" officeooo:paragraph-rsid="00041bb1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Liberation Serif" fo:font-size="12pt" fo:font-weight="normal" officeooo:rsid="001e54c0" officeooo:paragraph-rsid="000425d4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paragraph-rsid="0008dba9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041bb1" officeooo:paragraph-rsid="00041bb1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Liberation Serif" fo:font-size="12pt" fo:font-weight="normal" officeooo:rsid="001e54c0" officeooo:paragraph-rsid="00041bb1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Liberation Serif" fo:font-size="12pt" fo:font-weight="normal" officeooo:rsid="0004f166" officeooo:paragraph-rsid="0004f166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erif" fo:font-size="12pt" fo:font-weight="normal" officeooo:rsid="0005f749" officeooo:paragraph-rsid="0005f749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erif" fo:font-size="12pt" fo:font-weight="normal" officeooo:rsid="0005f749" officeooo:paragraph-rsid="0008dba9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erif" fo:font-size="12pt" fo:font-weight="normal" officeooo:rsid="0008dba9" officeooo:paragraph-rsid="0008dba9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style:text-properties officeooo:paragraph-rsid="00041bb1"/>
    </style:style>
    <style:style style:name="P13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-color="#00cccc"/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-color="#000000"/>
    </style:style>
    <style:style style:name="P18" style:family="paragraph">
      <loext:graphic-properties draw:fill-color="#ffffff"/>
    </style:style>
    <style:style style:name="T1" style:family="text">
      <style:text-properties style:font-name="Liberation Serif" fo:font-size="12pt" fo:font-weight="normal" officeooo:rsid="001e54c0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04f166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8dba9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style="normal" fo:font-weight="normal" officeooo:rsid="0008dba9" style:font-size-asian="12pt" style:font-style-asian="normal" style:font-weight-asian="normal" style:font-size-complex="12pt" style:font-weight-complex="normal"/>
    </style:style>
    <style:style style:name="T5" style:family="text">
      <style:text-properties officeooo:rsid="00041bb1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ccff00" fo:font-size="8pt" style:font-size-asian="8pt" style:font-size-complex="8pt"/>
    </style:style>
    <style:style style:name="T8" style:family="text">
      <style:text-properties fo:color="#0000ff" fo:font-size="8pt" style:font-size-asian="8pt" style:font-size-complex="8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cccc" draw:textarea-horizontal-align="justify" draw:textarea-vertical-align="top" draw:auto-grow-height="false" fo:min-height="3.635cm" fo:min-width="7.696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7cm" draw:marker-end-width="0.397cm" draw:fill-color="#ff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_33__20_Dashes_20_3_20_Dots_20__28_var_29_" svg:stroke-width="0.03cm" svg:stroke-color="#ff3333" draw:marker-start-width="0.397cm" draw:marker-end-width="0.397cm" draw:fill-color="#ff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388cm" fo:min-width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88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388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Modelagem d<text:span text:style-name="T5">e</text:span> Fontes <text:span text:style-name="T5">A</text:span>nalógicas.</text:p>
      <text:p text:style-name="P2"/>
      <text:p text:style-name="P4"><text:tab/>A descrição do modulo é feita como módulo SystemC-<text:span text:style-name="T5">AMS, no Modelo Computacional (MOC) Timed Data (TDF) devido permitir um maior nível de abstração e a maior velocidade de simulação e frente aos demais MOCs disponíveis no SystemC-AMS, a sabe: Linear Signal Flow (LSF) <text:s/>e Electrical Linear Networks (ELN) </text:span>. </text:p>
      <text:p text:style-name="P3"/>
      <text:p text:style-name="P6">SCA_TDF_MODULE(sine)</text:p>
      <text:p text:style-name="P3"/>
      <text:p text:style-name="P3">Requisitos são:</text:p>
      <text:p text:style-name="P3"/>
      <text:list xml:id="list3106335316763497052" text:style-name="L1">
        <text:list-item>
          <text:p text:style-name="P12"><text:span text:style-name="T2">Produzir um sinal Senoidal continuo</text:span><text:span text:style-name="T1">.</text:span></text:p>
        </text:list-item>
      </text:list>
      <text:p text:style-name="P3"/>
      <text:p text:style-name="P8"/>
      <text:p text:style-name="P9">Descrição do Bloco:</text:p>
      <text:p text:style-name="P10"><draw:custom-shape text:anchor-type="paragraph" draw:z-index="0" draw:name="Forma1" draw:style-name="gr1" draw:text-style-name="P14" svg:width="8.088cm" svg:height="4.028cm" svg:x="-0.362cm" svg:y="0.889cm"><text:p text:style-name="P13"><text:span text:style-name="T6"><text:s text:c="11"/></text:span><text:span text:style-name="T6">ampl * sin(2.0 * M_PI * freq * t);</text:span></text:p>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<text:p text:style-name="P13"><text:span text:style-name="T7"><text:s text:c="11"/></text:span><text:span text:style-name="T7">//parameter </text:span></text:p><text:p text:style-name="P13"><text:span text:style-name="T8"><text:s text:c="11"/></text:span><text:span text:style-name="T8">double</text:span><text:span text:style-name="T6"> ampl, freq; </text:span><text:span text:style-name="T6"><text:tab/></text:span><text:span text:style-name="T6"><text:tab/></text:span></text:p><text:p text:style-name="P13"><text:span text:style-name="T6"><text:tab/></text:span><text:span text:style-name="T6"><text:tab/></text:span><text:span text:style-name="T6"> <text:s text:c="17"/></text:span><text:span text:style-name="T6">sca_tdf::sca_out <text:s/>&lt;typedata&gt; out_tdf;</text:span></text:p><text:p text:style-name="P13"><text:span text:style-name="T8"><text:s text:c="11"/></text:span><text:span text:style-name="T8">void</text:span><text:span text:style-name="T6"> set_attributes(); </text:span></text:p><text:p text:style-name="P13"><text:span text:style-name="T8"><text:s text:c="11"/></text:span><text:span text:style-name="T8">void</text:span><text:span text:style-name="T6"> processing(); <text:s/></text:span><text:span text:style-name="T6"><text:tab/></text:span><text:span text:style-name="T6"><text:tab/></text:span><text:span text:style-name="T6"><text:tab/></text:span><text:span text:style-name="T6"><text:tab/></text:span></text:p><text:p text:style-name="P13"><text:span text:style-name="T7"/></text:p><text:p text:style-name="P13"><text:span text:style-name="T7"><text:s text:c="4"/></text:span><text:span text:style-name="T7"><text:tab/></text:span><text:span text:style-name="T6"><text:tab/></text:span><text:span text:style-name="T6"> <text:s text:c="2"/></text:span></text:p><text:p text:style-name="P13"><text:span text:style-name="T6"><text:tab/></text:span><text:span text:style-name="T6"><text:tab/></text:span><text:span text:style-name="T6"> </text:span><text:span text:style-name="T6">sca_tdf::sca_de::sca_out &lt;typedata&gt; out_tdf_de;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Forma2" draw:style-name="gr2" draw:text-style-name="P15" svg:x1="4.046cm" svg:y1="0.889cm" svg:x2="4.046cm" svg:y2="2.101cm"><text:p/></draw:line><draw:path text:anchor-type="paragraph" draw:z-index="3" draw:name="Forma4" draw:style-name="gr4" draw:text-style-name="P16" svg:width="2.004cm" svg:height="1.328cm" draw:transform="skewX (0.488517657633213) rotate (0.923104641379801) translate (4.04116509488537cm 1.49390699288284cm)" svg:viewBox="0 0 2005 1329" svg:d="M0 10c181 11 371-44 543 27 158 64 216 241 258 388 56 196 55 406 82 609 21 155 154 298 331 295 196-3 385-40 573-82l197-35 21-3"><text:p/></draw:path><draw:custom-shape text:anchor-type="paragraph" draw:z-index="6" draw:name="Forma5" draw:style-name="gr7" draw:text-style-name="P18" svg:width="0.251cm" svg:height="0.389cm" svg:x="7.726cm" svg:y="3.42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6" draw:text-style-name="P17" svg:width="0.251cm" svg:height="0.389cm" svg:x="7.475cm" svg:y="3.425cm"><text:p/><draw:enhanced-geometry svg:viewBox="0 0 21600 21600" draw:type="rectangle" draw:enhanced-path="M 0 0 L 21600 0 21600 21600 0 21600 0 0 Z N"/></draw:custom-shape><draw:custom-shape text:anchor-type="paragraph" draw:z-index="4" draw:name="Forma5" draw:style-name="gr5" draw:text-style-name="P17" svg:width="0.428cm" svg:height="0.389cm" svg:x="7.523cm" svg:y="2.242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" draw:name="Forma3" draw:style-name="gr3" draw:text-style-name="P16" svg:x1="3.821cm" svg:y1="1.507cm" svg:x2="6.22cm" svg:y2="1.497cm"><text:p/></draw:line><text:tab/></text:p>
      <text:p text:style-name="P5"><text:span text:style-name="T3"><text:tab/>O bloco possui dois tipos de saída, uma TDF e outra porta de conversão de do domínio análgico para o domínio digital a porta (</text:span><text:span text:style-name="T4">out_tdf_de</text:span><text:span text:style-name="T3">), cuja finalidade é disponibilizar os dados para o Mux de entrada de sinal no conversor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11:24:27.384985615</dc:date>
    <meta:editing-duration>PT9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5" meta:character-count="654" meta:non-whitespace-character-count="552"/>
  </office:meta>
</office:document-meta>
</file>